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siteUnaryFunction.CompositeUnaryFunction( UnaryFunction &lt; T , V &gt; f , UnaryFunction &lt; E , T &gt; 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ositeUnaryFunction.apply( E 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